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etail0" style:family="table" style:master-page-name="Standard">
      <style:table-properties style:width="25.7cm" style:page-number="auto" table:align="margins" fo:background-color="transparent">
        <style:background-image/>
      </style:table-properties>
    </style:style>
    <style:style style:name="Detail0.A" style:family="table-column">
      <style:table-column-properties style:column-width="4.604cm" style:rel-column-width="2610*"/>
    </style:style>
    <style:style style:name="Detail0.B" style:family="table-column">
      <style:table-column-properties style:column-width="21.096cm" style:rel-column-width="11960*"/>
    </style:style>
    <style:style style:name="Detail0.1" style:family="table-row">
      <style:table-row-properties style:row-height="0.499cm"/>
    </style:style>
    <style:style style:name="Detail0.A1" style:family="table-cell">
      <style:table-cell-properties style:vertical-align="top" fo:background-color="transparent">
        <style:background-image/>
      </style:table-cell-properties>
    </style:style>
    <style:style style:name="Detail0.B8" style:family="table-cell" style:data-style-name="N10000">
      <style:table-cell-properties style:vertical-align="top" fo:background-color="transparent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2" style:family="paragraph" style:parent-style-name="Standard">
      <style:paragraph-properties fo:text-align="start" style:justify-single-word="false" fo:keep-together="always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3" style:family="paragraph" style:parent-style-name="Standard">
      <style:paragraph-properties fo:text-align="start" style:justify-single-word="false" fo:keep-together="always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officeooo:rsid="00140d7a" officeooo:paragraph-rsid="00140d7a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4" style:family="paragraph" style:parent-style-name="Standard">
      <style:paragraph-properties fo:text-align="start" style:justify-single-word="false" fo:keep-together="always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5" style:family="paragraph" style:parent-style-name="Standard">
      <style:paragraph-properties fo:text-align="start" style:justify-single-word="false" fo:keep-together="always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officeooo:paragraph-rsid="00140d7a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6" style:family="paragraph" style:parent-style-name="Standard">
      <style:text-properties officeooo:paragraph-rsid="00140d7a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Detail0" table:style-name="Detail0">
        <table:table-column table:style-name="Detail0.A"/>
        <table:table-column table:style-name="Detail0.B"/>
        <table:table-row table:style-name="Detail0.1">
          <table:table-cell table:style-name="Detail0.A1" office:value-type="string">
            <text:p text:style-name="P3">Nombre actividad</text:p>
          </table:table-cell>
          <table:table-cell table:style-name="Detail0.A1" office:value-type="string">
            <text:p text:style-name="P1">Viaje a Roma</text:p>
          </table:table-cell>
        </table:table-row>
        <table:table-row table:style-name="Detail0.1">
          <table:table-cell table:style-name="Detail0.A1" office:value-type="string">
            <text:p text:style-name="P3">Código de Grupo</text:p>
          </table:table-cell>
          <table:table-cell table:style-name="Detail0.A1" office:value-type="string">
            <text:p text:style-name="P1">ESO1A</text:p>
          </table:table-cell>
        </table:table-row>
        <table:table-row table:style-name="Detail0.1">
          <table:table-cell table:style-name="Detail0.A1" office:value-type="string">
            <text:p text:style-name="P3">Descripción de curso</text:p>
          </table:table-cell>
          <table:table-cell table:style-name="Detail0.A1" office:value-type="string">
            <text:p text:style-name="P1">Educacion Secundaria Obligatoria - 1º</text:p>
          </table:table-cell>
        </table:table-row>
        <table:table-row table:style-name="Detail0.1">
          <table:table-cell table:style-name="Detail0.A1" office:value-type="string">
            <text:p text:style-name="P2">Fecha Inicial</text:p>
          </table:table-cell>
          <table:table-cell table:style-name="Detail0.A1" office:value-type="string">
            <text:p text:style-name="P1">2020-02-22</text:p>
          </table:table-cell>
        </table:table-row>
        <table:table-row table:style-name="Detail0.1">
          <table:table-cell table:style-name="Detail0.A1" office:value-type="string">
            <text:p text:style-name="P2">Fecha Final</text:p>
          </table:table-cell>
          <table:table-cell table:style-name="Detail0.A1" office:value-type="string">
            <text:p text:style-name="P1">2020-02-28</text:p>
          </table:table-cell>
        </table:table-row>
        <table:table-row table:style-name="Detail0.1">
          <table:table-cell table:style-name="Detail0.A1" office:value-type="string">
            <text:p text:style-name="P2">Hora Inicial</text:p>
          </table:table-cell>
          <table:table-cell table:style-name="Detail0.A1" office:value-type="string">
            <text:p text:style-name="P1">07:30:00</text:p>
          </table:table-cell>
        </table:table-row>
        <table:table-row table:style-name="Detail0.1">
          <table:table-cell table:style-name="Detail0.A1" office:value-type="string">
            <text:p text:style-name="P2">Hora Final</text:p>
          </table:table-cell>
          <table:table-cell table:style-name="Detail0.A1" office:value-type="string">
            <text:p text:style-name="P1">23:30:00</text:p>
          </table:table-cell>
        </table:table-row>
        <table:table-row table:style-name="Detail0.1">
          <table:table-cell table:style-name="Detail0.A1" office:value-type="string">
            <text:p text:style-name="P3">Alumnos</text:p>
          </table:table-cell>
          <table:table-cell table:style-name="Detail0.B8" office:value-type="float" office:value="22">
            <text:p text:style-name="P1">22</text:p>
          </table:table-cell>
        </table:table-row>
        <table:table-row table:style-name="Detail0.1">
          <table:table-cell table:style-name="TableBox2643449855088" table:number-columns-spanned="2" office:value-type="string">
            <text:p text:style-name="Standard"/>
          </table:table-cell>
          <table:covered-table-cell/>
        </table:table-row>
        <table:table-row table:style-name="Detail0.1">
          <table:table-cell table:style-name="Detail0.A1" office:value-type="string">
            <text:p text:style-name="P3">Nombre actividad</text:p>
          </table:table-cell>
          <table:table-cell table:style-name="Detail0.A1" office:value-type="string">
            <text:p text:style-name="P1">Viaje a Roma</text:p>
          </table:table-cell>
        </table:table-row>
        <table:table-row table:style-name="Detail0.1">
          <table:table-cell table:style-name="Detail0.A1" office:value-type="string">
            <text:p text:style-name="P3">Código de Grupo</text:p>
          </table:table-cell>
          <table:table-cell table:style-name="Detail0.A1" office:value-type="string">
            <text:p text:style-name="P1">ESO2A</text:p>
          </table:table-cell>
        </table:table-row>
        <table:table-row table:style-name="Detail0.1">
          <table:table-cell table:style-name="Detail0.A1" office:value-type="string">
            <text:p text:style-name="P3">Descripción de curso</text:p>
          </table:table-cell>
          <table:table-cell table:style-name="Detail0.A1" office:value-type="string">
            <text:p text:style-name="P1">Educacion Secundaria Obligatoria - 2º</text:p>
          </table:table-cell>
        </table:table-row>
        <table:table-row table:style-name="Detail0.1">
          <table:table-cell table:style-name="Detail0.A1" office:value-type="string">
            <text:p text:style-name="P2">Fecha Inicial</text:p>
          </table:table-cell>
          <table:table-cell table:style-name="Detail0.A1" office:value-type="string">
            <text:p text:style-name="P1">2020-02-22</text:p>
          </table:table-cell>
        </table:table-row>
        <table:table-row table:style-name="Detail0.1">
          <table:table-cell table:style-name="Detail0.A1" office:value-type="string">
            <text:p text:style-name="P2">Fecha Final</text:p>
          </table:table-cell>
          <table:table-cell table:style-name="Detail0.A1" office:value-type="string">
            <text:p text:style-name="P1">2020-02-28</text:p>
          </table:table-cell>
        </table:table-row>
        <table:table-row table:style-name="Detail0.1">
          <table:table-cell table:style-name="Detail0.A1" office:value-type="string">
            <text:p text:style-name="P2">Hora Inicial</text:p>
          </table:table-cell>
          <table:table-cell table:style-name="Detail0.A1" office:value-type="string">
            <text:p text:style-name="P1">07:30:00</text:p>
          </table:table-cell>
        </table:table-row>
        <table:table-row table:style-name="Detail0.1">
          <table:table-cell table:style-name="Detail0.A1" office:value-type="string">
            <text:p text:style-name="P2">Hora Final</text:p>
          </table:table-cell>
          <table:table-cell table:style-name="Detail0.A1" office:value-type="string">
            <text:p text:style-name="P1">23:30:00</text:p>
          </table:table-cell>
        </table:table-row>
        <table:table-row table:style-name="Detail0.1">
          <table:table-cell table:style-name="Detail0.A1" office:value-type="string">
            <text:p text:style-name="P3">Alumnos</text:p>
          </table:table-cell>
          <table:table-cell table:style-name="Detail0.B8" office:value-type="float" office:value="19">
            <text:p text:style-name="P1">19</text:p>
          </table:table-cell>
        </table:table-row>
        <table:table-row table:style-name="Detail0.1">
          <table:table-cell table:style-name="TableBox2643449855088" table:number-columns-spanned="2" office:value-type="string">
            <text:p text:style-name="Standard"/>
          </table:table-cell>
          <table:covered-table-cell/>
        </table:table-row>
        <table:table-row table:style-name="Detail0.1">
          <table:table-cell table:style-name="Detail0.A1" office:value-type="string">
            <text:p text:style-name="P3">Nombre actividad</text:p>
          </table:table-cell>
          <table:table-cell table:style-name="Detail0.A1" office:value-type="string">
            <text:p text:style-name="P1">Viaje a Roma</text:p>
          </table:table-cell>
        </table:table-row>
        <table:table-row table:style-name="Detail0.1">
          <table:table-cell table:style-name="Detail0.A1" office:value-type="string">
            <text:p text:style-name="P3">Código de Grupo</text:p>
          </table:table-cell>
          <table:table-cell table:style-name="Detail0.A1" office:value-type="string">
            <text:p text:style-name="P1">ESO3A</text:p>
          </table:table-cell>
        </table:table-row>
        <table:table-row table:style-name="Detail0.1">
          <table:table-cell table:style-name="Detail0.A1" office:value-type="string">
            <text:p text:style-name="P3">Descripción de curso</text:p>
          </table:table-cell>
          <table:table-cell table:style-name="Detail0.A1" office:value-type="string">
            <text:p text:style-name="P1">Educacion Secundaria Obligatoria - 3º</text:p>
          </table:table-cell>
        </table:table-row>
        <table:table-row table:style-name="Detail0.1">
          <table:table-cell table:style-name="Detail0.A1" office:value-type="string">
            <text:p text:style-name="P2">Fecha Inicial</text:p>
          </table:table-cell>
          <table:table-cell table:style-name="Detail0.A1" office:value-type="string">
            <text:p text:style-name="P1">2020-02-22</text:p>
          </table:table-cell>
        </table:table-row>
        <text:soft-page-break/>
        <table:table-row table:style-name="Detail0.1">
          <table:table-cell table:style-name="Detail0.A1" office:value-type="string">
            <text:p text:style-name="P2">Fecha Final</text:p>
          </table:table-cell>
          <table:table-cell table:style-name="Detail0.A1" office:value-type="string">
            <text:p text:style-name="P1">2020-02-28</text:p>
          </table:table-cell>
        </table:table-row>
        <table:table-row table:style-name="Detail0.1">
          <table:table-cell table:style-name="Detail0.A1" office:value-type="string">
            <text:p text:style-name="P2">Hora Inicial</text:p>
          </table:table-cell>
          <table:table-cell table:style-name="Detail0.A1" office:value-type="string">
            <text:p text:style-name="P1">07:30:00</text:p>
          </table:table-cell>
        </table:table-row>
        <table:table-row table:style-name="Detail0.1">
          <table:table-cell table:style-name="Detail0.A1" office:value-type="string">
            <text:p text:style-name="P2">Hora Final</text:p>
          </table:table-cell>
          <table:table-cell table:style-name="Detail0.A1" office:value-type="string">
            <text:p text:style-name="P1">23:30:00</text:p>
          </table:table-cell>
        </table:table-row>
        <table:table-row table:style-name="Detail0.1">
          <table:table-cell table:style-name="Detail0.A1" office:value-type="string">
            <text:p text:style-name="P3">Alumnos</text:p>
          </table:table-cell>
          <table:table-cell table:style-name="Detail0.B8" office:value-type="float" office:value="25">
            <text:p text:style-name="P1">25</text:p>
          </table:table-cell>
        </table:table-row>
        <table:table-row table:style-name="Detail0.1">
          <table:table-cell table:style-name="TableBox2643449855088" table:number-columns-spanned="2" office:value-type="string">
            <text:p text:style-name="Standard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age_5f_header0" style:display-name="Page_header0" style:family="table">
      <style:table-properties style:width="25.7cm" table:align="margins" fo:background-color="transparent">
        <style:background-image/>
      </style:table-properties>
    </style:style>
    <style:style style:name="Page_5f_header0.A" style:display-name="Page_header0.A" style:family="table-column">
      <style:table-column-properties style:column-width="25.7cm" style:rel-column-width="65535*"/>
    </style:style>
    <style:style style:name="Page_5f_header0.1" style:display-name="Page_header0.1" style:family="table-row">
      <style:table-row-properties style:row-height="3cm"/>
    </style:style>
    <style:style style:name="Page_5f_footer0" style:display-name="Page_footer0" style:family="table">
      <style:table-properties style:width="25.7cm" table:align="margins" fo:background-color="transparent">
        <style:background-image/>
      </style:table-properties>
    </style:style>
    <style:style style:name="Page_5f_footer0.A" style:display-name="Page_footer0.A" style:family="table-column">
      <style:table-column-properties style:column-width="25.7cm" style:rel-column-width="65535*"/>
    </style:style>
    <style:style style:name="Page_5f_footer0.1" style:display-name="Page_footer0.1" style:family="table-row">
      <style:table-row-properties style:row-height="3cm"/>
    </style:style>
    <style:page-layout style:name="Mpm1">
      <style:page-layout-properties fo:page-width="29.7cm" fo:page-height="21.001cm" style:num-format="1" style:paper-tray-name="[From printer settings]" style:print-orientation="landscape" fo:margin-top="2cm" fo:margin-bottom="2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cm" fo:margin-left="0cm" fo:margin-right="0cm" fo:margin-bottom="0cm" fo:border="none" fo:padding="0cm" style:shadow="none" fo:background-color="transparent" draw:fill="none" draw:fill-color="#729fcf"/>
      </style:header-style>
      <style:footer-style>
        <style:header-footer-properties svg:height="3cm" fo:margin-left="0cm" fo:margin-right="0cm" fo:margin-top="0cm" fo:border="none" fo:padding="0cm" style:shadow="none" fo:background-color="transparent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able:table table:name="Page_header0" table:style-name="Page_5f_header0">
          <table:table-column table:style-name="Page_5f_header0.A"/>
          <table:table-row table:style-name="Page_5f_header0.1">
            <table:table-cell table:style-name="TableBox2641695148672" office:value-type="string">
              <text:p text:style-name="Standard"/>
            </table:table-cell>
          </table:table-row>
        </table:table>
      </style:header>
      <style:footer>
        <table:table table:name="Page_footer0" table:style-name="Page_5f_footer0">
          <table:table-column table:style-name="Page_5f_footer0.A"/>
          <table:table-row table:style-name="Page_5f_footer0.1">
            <table:table-cell table:style-name="TableBox2643449855904" office:value-type="string">
              <text:p text:style-name="Standard"/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dc:date>2024-05-16T19:16:31.197000000</dc:date>
    <meta:editing-duration>PT53S</meta:editing-duration>
    <meta:editing-cycles>1</meta:editing-cycles>
    <meta:document-statistic meta:table-count="3" meta:image-count="0" meta:object-count="0" meta:page-count="2" meta:paragraph-count="48" meta:word-count="93" meta:character-count="588" meta:non-whitespace-character-count="543"/>
  </office:meta>
</office:document-meta>
</file>